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25">C</text:span><text:span text:style-name="_31_321">O</text:span><text:span text:style-name="_32_317">M</text:span><text:span text:style-name="_34_81">P</text:span><text:span text:style-name="_31_213">U</text:span><text:span text:style-name="_32_581">T</text:span><text:span text:style-name="_33_13">I</text:span><text:span text:style-name="_31_345">N</text:span><text:span text:style-name="_32_101">G</text:span><text:span text:style-name="_33_"> </text:span><text:span text:style-name="_31_561">M</text:span><text:span text:style-name="_32_401">A</text:span><text:span text:style-name="_38_17">C</text:span><text:span text:style-name="_31_165">H</text:span><text:span text:style-name="_32_401">I</text:span><text:span text:style-name="_38_41">N</text:span><text:span text:style-name="_31_717">E</text:span><text:span text:style-name="_32_029">R</text:span><text:span text:style-name="_38_89">Y</text:span><text:span text:style-name="_39_03"> </text:span><text:span text:style-name="_32_689">A</text:span><text:span text:style-name="_36_37">N</text:span><text:span text:style-name="_31_417">D</text:span><text:span text:style-name="_31_802"> </text:span><text:span text:style-name="_38_53">I</text:span><text:span text:style-name="_31_249">N</text:span><text:span text:style-name="_32_317">T</text:span><text:span text:style-name="_36_97">E</text:span><text:span text:style-name="_31_525">L</text:span><text:span text:style-name="_32_065">L</text:span><text:span text:style-name="_37_81">I</text:span><text:span text:style-name="_31_537">G</text:span><text:span text:style-name="_32_329">E</text:span><text:span text:style-name="_38_41">N</text:span><text:span text:style-name="_31_681">C</text:span><text:span text:style-name="_32_065">E</text:span></text:p>
      <text:p text:style-name="P1"><text:span text:style-name="_36_25">B</text:span><text:span text:style-name="_31_165">y</text:span><text:span text:style-name="_31_802"> </text:span><text:span text:style-name="_37_09">A</text:span><text:span text:style-name="_31_525">.</text:span><text:span text:style-name="_31_802"> </text:span><text:span text:style-name="_38_77">M</text:span><text:span text:style-name="_31_789">.</text:span><text:span text:style-name="_31_802"> </text:span><text:span text:style-name="_38_77">T</text:span><text:span text:style-name="_31_597">u</text:span><text:span text:style-name="_32_569">r</text:span><text:span text:style-name="_35_89">i</text:span><text:span text:style-name="_31_417">n</text:span><text:span text:style-name="_32_329">g</text:span></text:p>
      <text:p text:style-name="P1"><text:span text:style-name="_34_09">1</text:span><text:span text:style-name="_31_249">.</text:span><text:span text:style-name="_31_802"> </text:span><text:span text:style-name="_36_37">T</text:span><text:span text:style-name="_31_777">h</text:span><text:span text:style-name="_32_425">e</text:span><text:span text:style-name="_33_"> </text:span><text:span text:style-name="_31_789">I</text:span><text:span text:style-name="_32_041">m</text:span><text:span text:style-name="_38_89">i</text:span><text:span text:style-name="_31_357">t</text:span><text:span text:style-name="_32_389">a</text:span><text:span text:style-name="_34_81">t</text:span><text:span text:style-name="_31_753">i</text:span><text:span text:style-name="_32_617">o</text:span><text:span text:style-name="_36_25">n</text:span><text:span text:style-name="_39_03"> </text:span><text:span text:style-name="_32_209">G</text:span><text:span text:style-name="_38_41">a</text:span><text:span text:style-name="_31_753">m</text:span><text:span text:style-name="_32_041">e</text:span></text:p>
      <text:p text:style-name="P1"><text:span text:style-name="_34_21">I</text:span><text:span text:style-name="_39_03"> </text:span><text:span text:style-name="_32_677">p</text:span><text:span text:style-name="_32_77">r</text:span><text:span text:style-name="_31_597">o</text:span><text:span text:style-name="_32_209">p</text:span><text:span text:style-name="_34_81">o</text:span><text:span text:style-name="_31_393">s</text:span><text:span text:style-name="_32_281">e</text:span><text:span text:style-name="_33_"> </text:span><text:span text:style-name="_31_381">t</text:span><text:span text:style-name="_32_437">o</text:span><text:span text:style-name="_33_"> </text:span><text:span text:style-name="_31_417">c</text:span><text:span text:style-name="_32_401">o</text:span><text:span text:style-name="_34_09">n</text:span><text:span text:style-name="_31_501">s</text:span><text:span text:style-name="_32_317">i</text:span><text:span text:style-name="_32_65">d</text:span><text:span text:style-name="_31_789">e</text:span><text:span text:style-name="_32_149">r</text:span><text:span text:style-name="_32_"> </text:span><text:span text:style-name="_31_573">t</text:span><text:span text:style-name="_32_689">h</text:span><text:span text:style-name="_37_09">e</text:span><text:span text:style-name="_39_03"> </text:span><text:span text:style-name="_32_065">q</text:span><text:span text:style-name="_32_29">u</text:span><text:span text:style-name="_31_213">e</text:span><text:span text:style-name="_32_293">s</text:span><text:span text:style-name="_37_09">t</text:span><text:span text:style-name="_31_201">i</text:span><text:span text:style-name="_32_101">o</text:span><text:span text:style-name="_38_89">n</text:span><text:span text:style-name="_31_561">,</text:span><text:span text:style-name="_31_803"> </text:span><text:span text:style-name="_33_37">"</text:span><text:span text:style-name="_31_417">C</text:span><text:span text:style-name="_32_653">a</text:span><text:span text:style-name="_32_77">n</text:span><text:span text:style-name="_39_03"> </text:span><text:span text:style-name="_32_065">m</text:span><text:span text:style-name="_35_89">a</text:span><text:span text:style-name="_31_753">c</text:span><text:span text:style-name="_32_641">h</text:span><text:span text:style-name="_38_53">i</text:span><text:span text:style-name="_31_393">n</text:span><text:span text:style-name="_32_677">e</text:span><text:span text:style-name="_34_09">s</text:span><text:span text:style-name="_39_02"> </text:span><text:span text:style-name="_32_137">t</text:span><text:span text:style-name="_38_77">h</text:span><text:span text:style-name="_31_669">i</text:span><text:span text:style-name="_32_401">n</text:span><text:span text:style-name="_38_89">k</text:span><text:span text:style-name="_31_501">?</text:span><text:span text:style-name="_32_581">"</text:span><text:span text:style-name="_33_"> </text:span><text:span text:style-name="_31_345">T</text:span><text:span text:style-name="_32_257">h</text:span><text:span text:style-name="_35_29">i</text:span><text:span text:style-name="_31_681">s</text:span><text:span text:style-name="_31_803"> </text:span><text:span text:style-name="_32_77">s</text:span><text:span text:style-name="_31_249">h</text:span><text:span text:style-name="_32_581">o</text:span><text:span text:style-name="_32_41">u</text:span><text:span text:style-name="_31_573">l</text:span><text:span text:style-name="_32_689">d</text:span><text:span text:style-name="_33_"> </text:span><text:span text:style-name="_31_705">b</text:span><text:span text:style-name="_32_329">e</text:span><text:span text:style-name="_36_25">g</text:span><text:span text:style-name="_31_561">i</text:span><text:span text:style-name="_32_389">n</text:span><text:span text:style-name="_32_"> </text:span><text:span text:style-name="_31_321">w</text:span><text:span text:style-name="_32_029">i</text:span><text:span text:style-name="_32_77">t</text:span><text:span text:style-name="_31_201">h</text:span><text:span text:style-name="_31_803"> </text:span><text:span text:style-name="_36_97">d</text:span><text:span text:style-name="_31_213">e</text:span><text:span text:style-name="_32_041">f</text:span><text:span text:style-name="_37_81">i</text:span><text:span text:style-name="_31_165">n</text:span><text:span text:style-name="_32_617">i</text:span><text:span text:style-name="_34_09">t</text:span><text:span text:style-name="_31_213">i</text:span><text:span text:style-name="_32_065">o</text:span><text:span text:style-name="_33_01">n</text:span><text:span text:style-name="_31_573">s</text:span><text:span text:style-name="_31_802"> </text:span><text:span text:style-name="_34_81">o</text:span><text:span text:style-name="_31_393">f</text:span><text:span text:style-name="_31_802"> </text:span><text:span text:style-name="_35_17">t</text:span><text:span text:style-name="_31_237">h</text:span><text:span text:style-name="_32_689">e</text:span><text:span text:style-name="_32_"> </text:span><text:span text:style-name="_31_717">m</text:span><text:span text:style-name="_32_569">e</text:span><text:span text:style-name="_34_81">a</text:span><text:span text:style-name="_31_213">n</text:span><text:span text:style-name="_32_149">i</text:span><text:span text:style-name="_35_29">n</text:span><text:span text:style-name="_31_597">g</text:span><text:span text:style-name="_31_802"> </text:span><text:span text:style-name="_37_69">o</text:span><text:span text:style-name="_31_429">f</text:span><text:span text:style-name="_31_803"> </text:span><text:span text:style-name="_35_17">t</text:span><text:span text:style-name="_31_537">h</text:span><text:span text:style-name="_32_029">e</text:span><text:span text:style-name="_33_"> </text:span><text:span text:style-name="_31_597">t</text:span><text:span text:style-name="_32_401">e</text:span><text:span text:style-name="_38_53">r</text:span><text:span text:style-name="_31_489">m</text:span><text:span text:style-name="_32_137">s</text:span><text:span text:style-name="_32_"> </text:span><text:span text:style-name="_31_393">"</text:span><text:span text:style-name="_32_113">m</text:span><text:span text:style-name="_36_37">a</text:span><text:span text:style-name="_31_597">c</text:span><text:span text:style-name="_32_221">h</text:span><text:span text:style-name="_34_57">i</text:span><text:span text:style-name="_31_429">n</text:span><text:span text:style-name="_32_641">e</text:span><text:span text:style-name="_32_77">"</text:span><text:span text:style-name="_39_02"> </text:span><text:span text:style-name="_32_317">a</text:span><text:span text:style-name="_35_29">n</text:span><text:span text:style-name="_31_165">d</text:span><text:span text:style-name="_31_803"> </text:span><text:span text:style-name="_38_17">"</text:span><text:span text:style-name="_31_741">t</text:span><text:span text:style-name="_32_497">h</text:span><text:span text:style-name="_34_45">i</text:span><text:span text:style-name="_31_201">n</text:span><text:span text:style-name="_32_281">k</text:span><text:span text:style-name="_33_37">.</text:span><text:span text:style-name="_31_609">"</text:span><text:span text:style-name="_31_802"> </text:span><text:span text:style-name="_36_25">T</text:span><text:span text:style-name="_31_321">h</text:span><text:span text:style-name="_32_221">e</text:span><text:span text:style-name="_32_"> </text:span><text:span text:style-name="_31_357">d</text:span><text:span text:style-name="_32_137">e</text:span><text:span text:style-name="_34_45">f</text:span><text:span text:style-name="_31_165">i</text:span><text:span text:style-name="_32_461">n</text:span><text:span text:style-name="_36_61">i</text:span><text:span text:style-name="_31_141">t</text:span><text:span text:style-name="_32_605">i</text:span><text:span text:style-name="_34_57">o</text:span><text:span text:style-name="_31_309">n</text:span><text:span text:style-name="_32_137">s</text:span><text:span text:style-name="_32_"> </text:span><text:span text:style-name="_31_609">m</text:span><text:span text:style-name="_32_617">i</text:span><text:span text:style-name="_38_53">g</text:span><text:span text:style-name="_31_489">h</text:span><text:span text:style-name="_32_689">t</text:span><text:span text:style-name="_33_"> </text:span><text:span text:style-name="_31_381">b</text:span><text:span text:style-name="_32_149">e</text:span><text:span text:style-name="_32_"> </text:span><text:span text:style-name="_31_753">f</text:span><text:span text:style-name="_32_101">r</text:span><text:span text:style-name="_34_57">a</text:span><text:span text:style-name="_31_345">m</text:span><text:span text:style-name="_32_329">e</text:span><text:span text:style-name="_36_25">d</text:span><text:span text:style-name="_39_02"> </text:span><text:span text:style-name="_32_461">s</text:span><text:span text:style-name="_38_41">o</text:span><text:span text:style-name="_39_03"> </text:span><text:span text:style-name="_32_689">a</text:span><text:span text:style-name="_34_93">s</text:span><text:span text:style-name="_39_03"> </text:span><text:span text:style-name="_32_509">t</text:span><text:span text:style-name="_34_21">o</text:span><text:span text:style-name="_39_02"> </text:span><text:span text:style-name="_32_437">r</text:span><text:span text:style-name="_38_41">e</text:span><text:span text:style-name="_31_165">f</text:span><text:span text:style-name="_32_605">l</text:span><text:span text:style-name="_38_17">e</text:span><text:span text:style-name="_31_177">c</text:span><text:span text:style-name="_32_569">t</text:span><text:span text:style-name="_33_"> </text:span><text:span text:style-name="_31_741">s</text:span><text:span text:style-name="_32_401">o</text:span><text:span text:style-name="_32_"> </text:span><text:span text:style-name="_31_381">f</text:span><text:span text:style-name="_32_077">a</text:span><text:span text:style-name="_33_49">r</text:span><text:span text:style-name="_39_03"> </text:span><text:span text:style-name="_32_041">a</text:span><text:span text:style-name="_32_77">s</text:span><text:span text:style-name="_39_02"> </text:span><text:span text:style-name="_32_041">p</text:span><text:span text:style-name="_37_09">o</text:span><text:span text:style-name="_31_417">s</text:span><text:span text:style-name="_32_113">s</text:span><text:span text:style-name="_34_93">i</text:span><text:span text:style-name="_31_249">b</text:span><text:span text:style-name="_32_065">l</text:span><text:span text:style-name="_36_61">e</text:span><text:span text:style-name="_39_02"> </text:span><text:span text:style-name="_32_149">t</text:span><text:span text:style-name="_32_77">h</text:span><text:span text:style-name="_31_609">e</text:span><text:span text:style-name="_31_802"> </text:span><text:span text:style-name="_36_25">n</text:span><text:span text:style-name="_31_357">o</text:span><text:span text:style-name="_32_041">r</text:span><text:span text:style-name="_37_09">m</text:span><text:span text:style-name="_31_705">a</text:span><text:span text:style-name="_32_569">l</text:span><text:span text:style-name="_32_"> </text:span><text:span text:style-name="_31_429">u</text:span><text:span text:style-name="_32_569">s</text:span><text:span text:style-name="_33_01">e</text:span><text:span text:style-name="_39_02"> </text:span><text:span text:style-name="_32_113">o</text:span><text:span text:style-name="_32_41">f</text:span><text:span text:style-name="_39_03"> </text:span><text:span text:style-name="_32_149">t</text:span><text:span text:style-name="_38_89">h</text:span><text:span text:style-name="_31_357">e</text:span><text:span text:style-name="_31_803"> </text:span><text:span text:style-name="_38_17">w</text:span><text:span text:style-name="_31_717">o</text:span><text:span text:style-name="_32_497">r</text:span><text:span text:style-name="_32_65">d</text:span><text:span text:style-name="_31_753">s</text:span><text:span text:style-name="_32_293">,</text:span><text:span text:style-name="_33_"> </text:span><text:span text:style-name="_31_129">b</text:span><text:span text:style-name="_32_101">u</text:span><text:span text:style-name="_36_97">t</text:span><text:span text:style-name="_39_03"> </text:span><text:span text:style-name="_32_221">t</text:span><text:span text:style-name="_35_89">h</text:span><text:span text:style-name="_31_393">i</text:span><text:span text:style-name="_32_281">s</text:span><text:span text:style-name="_33_"> </text:span><text:span text:style-name="_31_501">a</text:span><text:span text:style-name="_32_257">t</text:span><text:span text:style-name="_32_65">t</text:span><text:span text:style-name="_31_381">i</text:span><text:span text:style-name="_32_077">t</text:span><text:span text:style-name="_37_81">u</text:span><text:span text:style-name="_31_597">d</text:span><text:span text:style-name="_32_473">e</text:span><text:span text:style-name="_32_"> </text:span><text:span text:style-name="_31_141">i</text:span><text:span text:style-name="_32_509">s</text:span><text:span text:style-name="_33_"> </text:span><text:span text:style-name="_31_777">d</text:span><text:span text:style-name="_32_653">a</text:span><text:span text:style-name="_38_77">n</text:span><text:span text:style-name="_31_393">g</text:span><text:span text:style-name="_32_425">e</text:span><text:span text:style-name="_35_29">r</text:span><text:span text:style-name="_31_177">o</text:span><text:span text:style-name="_32_473">u</text:span><text:span text:style-name="_34_45">s</text:span><text:span text:style-name="_31_393">,</text:span><text:span text:style-name="_31_803"> </text:span><text:span text:style-name="_37_69">I</text:span><text:span text:style-name="_31_129">f</text:span><text:span text:style-name="_31_802"> </text:span><text:span text:style-name="_37_09">t</text:span><text:span text:style-name="_31_141">h</text:span><text:span text:style-name="_32_605">e</text:span><text:span text:style-name="_33_"> </text:span><text:span text:style-name="_31_777">m</text:span><text:span text:style-name="_32_617">e</text:span><text:span text:style-name="_38_17">a</text:span><text:span text:style-name="_31_177">n</text:span><text:span text:style-name="_32_641">i</text:span><text:span text:style-name="_32_29">n</text:span><text:span text:style-name="_31_393">g</text:span><text:span text:style-name="_31_802"> </text:span><text:span text:style-name="_38_05">o</text:span><text:span text:style-name="_31_537">f</text:span><text:span text:style-name="_31_803"> </text:span><text:span text:style-name="_33_37">t</text:span><text:span text:style-name="_31_669">h</text:span><text:span text:style-name="_32_065">e</text:span><text:span text:style-name="_33_"> </text:span><text:span text:style-name="_31_597">w</text:span><text:span text:style-name="_32_257">o</text:span><text:span text:style-name="_36_61">r</text:span><text:span text:style-name="_31_237">d</text:span><text:span text:style-name="_32_101">s</text:span><text:span text:style-name="_33_"> </text:span><text:span text:style-name="_31_681">"</text:span><text:span text:style-name="_32_281">m</text:span><text:span text:style-name="_35_17">a</text:span><text:span text:style-name="_31_417">c</text:span><text:span text:style-name="_32_461">h</text:span><text:span text:style-name="_35_89">i</text:span><text:span text:style-name="_31_417">n</text:span><text:span text:style-name="_32_137">e</text:span><text:span text:style-name="_32_65">"</text:span><text:span text:style-name="_39_02"> </text:span><text:span text:style-name="_32_401">a</text:span><text:span text:style-name="_32_29">n</text:span><text:span text:style-name="_31_177">d</text:span><text:span text:style-name="_31_803"> </text:span><text:span text:style-name="_37_81">"</text:span><text:span text:style-name="_31_393">t</text:span><text:span text:style-name="_32_605">h</text:span><text:span text:style-name="_36_73">i</text:span><text:span text:style-name="_31_669">n</text:span><text:span text:style-name="_32_497">k</text:span><text:span text:style-name="_37_81">"</text:span><text:span text:style-name="_39_03"> </text:span><text:span text:style-name="_32_149">a</text:span><text:span text:style-name="_38_53">r</text:span><text:span text:style-name="_31_141">e</text:span><text:span text:style-name="_31_802"> </text:span><text:span text:style-name="_34_81">t</text:span><text:span text:style-name="_31_789">o</text:span><text:span text:style-name="_31_803"> </text:span><text:span text:style-name="_32_29">b</text:span><text:span text:style-name="_31_753">e</text:span><text:span text:style-name="_31_802"> </text:span><text:span text:style-name="_33_49">f</text:span><text:span text:style-name="_31_393">o</text:span><text:span text:style-name="_32_257">u</text:span><text:span text:style-name="_35_89">n</text:span><text:span text:style-name="_31_201">d</text:span><text:span text:style-name="_31_803"> </text:span><text:span text:style-name="_36_37">b</text:span><text:span text:style-name="_31_429">y</text:span><text:span text:style-name="_31_803"> </text:span><text:span text:style-name="_36_01">e</text:span><text:span text:style-name="_31_573">x</text:span><text:span text:style-name="_32_221">a</text:span><text:span text:style-name="_33_49">m</text:span><text:span text:style-name="_31_213">i</text:span><text:span text:style-name="_32_113">n</text:span><text:span text:style-name="_38_53">i</text:span><text:span text:style-name="_31_321">n</text:span><text:span text:style-name="_32_065">g</text:span><text:span text:style-name="_33_"> </text:span><text:span text:style-name="_31_489">h</text:span><text:span text:style-name="_32_497">o</text:span><text:span text:style-name="_36_97">w</text:span><text:span text:style-name="_39_02"> </text:span><text:span text:style-name="_32_653">t</text:span><text:span text:style-name="_36_97">h</text:span><text:span text:style-name="_31_609">e</text:span><text:span text:style-name="_32_065">y</text:span><text:span text:style-name="_33_"> </text:span><text:span text:style-name="_31_561">a</text:span><text:span text:style-name="_32_317">r</text:span><text:span text:style-name="_36_61">e</text:span><text:span text:style-name="_39_02"> </text:span><text:span text:style-name="_32_641">c</text:span><text:span text:style-name="_38_05">o</text:span><text:span text:style-name="_31_489">m</text:span><text:span text:style-name="_32_077">m</text:span><text:span text:style-name="_32_77">o</text:span><text:span text:style-name="_31_201">n</text:span><text:span text:style-name="_32_065">l</text:span><text:span text:style-name="_34_21">y</text:span><text:span text:style-name="_39_02"> </text:span><text:span text:style-name="_32_689">u</text:span><text:span text:style-name="_36_25">s</text:span><text:span text:style-name="_31_177">e</text:span><text:span text:style-name="_32_029">d</text:span><text:span text:style-name="_32_"> </text:span><text:span text:style-name="_31_705">i</text:span><text:span text:style-name="_32_581">t</text:span><text:span text:style-name="_33_"> </text:span><text:span text:style-name="_31_777">i</text:span><text:span text:style-name="_32_209">s</text:span><text:span text:style-name="_32_"> </text:span><text:span text:style-name="_31_345">d</text:span><text:span text:style-name="_32_605">i</text:span><text:span text:style-name="_34_81">f</text:span><text:span text:style-name="_31_753">f</text:span><text:span text:style-name="_32_653">i</text:span><text:span text:style-name="_32_65">c</text:span><text:span text:style-name="_31_705">u</text:span><text:span text:style-name="_32_497">l</text:span><text:span text:style-name="_34_45">t</text:span><text:span text:style-name="_39_03"> </text:span><text:span text:style-name="_32_689">t</text:span><text:span text:style-name="_35_17">o</text:span><text:span text:style-name="_39_03"> </text:span><text:span text:style-name="_32_041">e</text:span><text:span text:style-name="_32_41">s</text:span><text:span text:style-name="_31_681">c</text:span><text:span text:style-name="_32_113">a</text:span><text:span text:style-name="_36_97">p</text:span><text:span text:style-name="_31_393">e</text:span><text:span text:style-name="_31_802"> </text:span><text:span text:style-name="_36_25">t</text:span><text:span text:style-name="_31_525">h</text:span><text:span text:style-name="_32_617">e</text:span><text:span text:style-name="_32_"> </text:span><text:span text:style-name="_31_681">c</text:span><text:span text:style-name="_32_029">o</text:span><text:span text:style-name="_35_17">n</text:span><text:span text:style-name="_31_141">c</text:span><text:span text:style-name="_32_641">l</text:span><text:span text:style-name="_34_93">u</text:span><text:span text:style-name="_31_597">s</text:span><text:span text:style-name="_32_137">i</text:span><text:span text:style-name="_33_01">o</text:span><text:span text:style-name="_31_537">n</text:span><text:span text:style-name="_31_803"> </text:span><text:span text:style-name="_36_25">t</text:span><text:span text:style-name="_31_249">h</text:span><text:span text:style-name="_32_065">a</text:span><text:span text:style-name="_35_29">t</text:span><text:span text:style-name="_39_03"> </text:span><text:span text:style-name="_32_497">t</text:span><text:span text:style-name="_33_37">h</text:span><text:span text:style-name="_31_681">e</text:span><text:span text:style-name="_31_803"> </text:span><text:span text:style-name="_32_77">m</text:span><text:span text:style-name="_31_525">e</text:span><text:span text:style-name="_32_077">a</text:span><text:span text:style-name="_38_05">n</text:span><text:span text:style-name="_31_501">i</text:span><text:span text:style-name="_32_689">n</text:span><text:span text:style-name="_35_29">g</text:span><text:span text:style-name="_39_02"> </text:span><text:span text:style-name="_32_029">a</text:span><text:span text:style-name="_33_13">n</text:span><text:span text:style-name="_31_489">d</text:span><text:span text:style-name="_31_802"> </text:span><text:span text:style-name="_34_57">t</text:span><text:span text:style-name="_31_501">h</text:span><text:span text:style-name="_32_653">e</text:span><text:span text:style-name="_32_"> </text:span><text:span text:style-name="_31_705">a</text:span><text:span text:style-name="_32_617">n</text:span><text:span text:style-name="_38_89">s</text:span><text:span text:style-name="_31_789">w</text:span><text:span text:style-name="_32_137">e</text:span><text:span text:style-name="_33_01">r</text:span><text:span text:style-name="_39_03"> </text:span><text:span text:style-name="_32_605">t</text:span><text:span text:style-name="_36_01">o</text:span><text:span text:style-name="_39_02"> </text:span><text:span text:style-name="_32_077">t</text:span><text:span text:style-name="_36_37">h</text:span><text:span text:style-name="_31_321">e</text:span><text:span text:style-name="_31_802"> </text:span><text:span text:style-name="_38_05">q</text:span><text:span text:style-name="_31_345">u</text:span><text:span text:style-name="_32_317">e</text:span><text:span text:style-name="_37_81">s</text:span><text:span text:style-name="_31_681">t</text:span><text:span text:style-name="_32_389">i</text:span><text:span text:style-name="_37_69">o</text:span><text:span text:style-name="_31_309">n</text:span><text:span text:style-name="_32_617">,</text:span><text:span text:style-name="_33_"> </text:span><text:span text:style-name="_31_561">"</text:span><text:span text:style-name="_32_245">C</text:span><text:span text:style-name="_38_05">a</text:span><text:span text:style-name="_31_609">n</text:span><text:span text:style-name="_31_802"> </text:span><text:span text:style-name="_35_17">m</text:span><text:span text:style-name="_31_201">a</text:span><text:span text:style-name="_32_581">c</text:span><text:span text:style-name="_36_73">h</text:span><text:span text:style-name="_31_201">i</text:span><text:span text:style-name="_32_077">n</text:span><text:span text:style-name="_32_77">e</text:span><text:span text:style-name="_31_249">s</text:span><text:span text:style-name="_31_802"> </text:span><text:span text:style-name="_32_77">t</text:span><text:span text:style-name="_31_165">h</text:span><text:span text:style-name="_32_569">i</text:span><text:span text:style-name="_36_61">n</text:span><text:span text:style-name="_31_681">k</text:span><text:span text:style-name="_32_149">?</text:span><text:span text:style-name="_38_41">"</text:span><text:span text:style-name="_39_03"> </text:span><text:span text:style-name="_32_425">i</text:span><text:span text:style-name="_36_25">s</text:span><text:span text:style-name="_39_02"> </text:span><text:span text:style-name="_32_425">t</text:span><text:span text:style-name="_34_81">o</text:span><text:span text:style-name="_39_03"> </text:span><text:span text:style-name="_32_101">b</text:span><text:span text:style-name="_34_57">e</text:span><text:span text:style-name="_39_02"> </text:span><text:span text:style-name="_32_569">s</text:span><text:span text:style-name="_36_37">o</text:span><text:span text:style-name="_31_237">u</text:span><text:span text:style-name="_32_137">g</text:span><text:span text:style-name="_38_17">h</text:span><text:span text:style-name="_31_753">t</text:span><text:span text:style-name="_31_802"> </text:span><text:span text:style-name="_38_41">i</text:span><text:span text:style-name="_31_777">n</text:span><text:span text:style-name="_31_802"> </text:span><text:span text:style-name="_32_77">a</text:span><text:span text:style-name="_39_03"> </text:span><text:span text:style-name="_32_329">s</text:span><text:span text:style-name="_34_81">t</text:span><text:span text:style-name="_31_309">a</text:span><text:span text:style-name="_32_101">t</text:span><text:span text:style-name="_36_37">i</text:span><text:span text:style-name="_31_573">s</text:span><text:span text:style-name="_32_137">t</text:span><text:span text:style-name="_38_17">i</text:span><text:span text:style-name="_31_201">c</text:span><text:span text:style-name="_32_137">a</text:span><text:span text:style-name="_34_45">l</text:span><text:span text:style-name="_39_02"> </text:span><text:span text:style-name="_32_605">s</text:span><text:span text:style-name="_32_65">u</text:span><text:span text:style-name="_31_141">r</text:span><text:span text:style-name="_32_029">v</text:span><text:span text:style-name="_38_05">e</text:span><text:span text:style-name="_31_165">y</text:span><text:span text:style-name="_31_802"> </text:span><text:span text:style-name="_34_45">s</text:span><text:span text:style-name="_31_717">u</text:span><text:span text:style-name="_32_677">c</text:span><text:span text:style-name="_37_69">h</text:span><text:span text:style-name="_39_02"> </text:span><text:span text:style-name="_32_065">a</text:span><text:span text:style-name="_36_01">s</text:span><text:span text:style-name="_39_02"> </text:span><text:span text:style-name="_32_209">a</text:span><text:span text:style-name="_33_"> </text:span><text:span text:style-name="_31_669">G</text:span><text:span text:style-name="_32_473">a</text:span><text:span text:style-name="_37_69">l</text:span><text:span text:style-name="_31_249">l</text:span><text:span text:style-name="_32_605">u</text:span><text:span text:style-name="_38_53">p</text:span><text:span text:style-name="_39_03"> </text:span><text:span text:style-name="_32_461">p</text:span><text:span text:style-name="_32_77">o</text:span><text:span text:style-name="_31_237">l</text:span><text:span text:style-name="_32_461">l</text:span><text:span text:style-name="_37_69">.</text:span><text:span text:style-name="_39_03"> </text:span><text:span text:style-name="_32_281">B</text:span><text:span text:style-name="_35_29">u</text:span><text:span text:style-name="_31_789">t</text:span><text:span text:style-name="_31_802"> </text:span><text:span text:style-name="_35_17">t</text:span><text:span text:style-name="_31_705">h</text:span><text:span text:style-name="_32_113">i</text:span><text:span text:style-name="_38_17">s</text:span><text:span text:style-name="_39_03"> </text:span><text:span text:style-name="_32_113">i</text:span><text:span text:style-name="_35_17">s</text:span><text:span text:style-name="_39_03"> </text:span><text:span text:style-name="_32_389">a</text:span><text:span text:style-name="_32_41">b</text:span><text:span text:style-name="_31_681">s</text:span><text:span text:style-name="_32_641">u</text:span><text:span text:style-name="_37_81">r</text:span><text:span text:style-name="_31_777">d</text:span><text:span text:style-name="_32_677">.</text:span><text:span text:style-name="_33_"> </text:span><text:span text:style-name="_31_501">I</text:span><text:span text:style-name="_32_689">n</text:span><text:span text:style-name="_34_93">s</text:span><text:span text:style-name="_31_201">t</text:span><text:span text:style-name="_32_473">e</text:span><text:span text:style-name="_38_89">a</text:span><text:span text:style-name="_31_501">d</text:span><text:span text:style-name="_31_802"> </text:span><text:span text:style-name="_34_81">o</text:span><text:span text:style-name="_31_489">f</text:span><text:span text:style-name="_31_802"> </text:span><text:span text:style-name="_32_41">a</text:span><text:span text:style-name="_31_525">t</text:span><text:span text:style-name="_32_389">t</text:span><text:span text:style-name="_34_93">e</text:span><text:span text:style-name="_31_309">m</text:span><text:span text:style-name="_32_689">p</text:span><text:span text:style-name="_38_77">t</text:span><text:span text:style-name="_31_525">i</text:span><text:span text:style-name="_32_497">n</text:span><text:span text:style-name="_36_37">g</text:span><text:span text:style-name="_39_02"> </text:span><text:span text:style-name="_32_065">s</text:span><text:span text:style-name="_34_09">u</text:span><text:span text:style-name="_31_741">c</text:span><text:span text:style-name="_32_077">h</text:span><text:span text:style-name="_33_"> </text:span><text:span text:style-name="_31_573">a</text:span><text:span text:style-name="_31_803"> </text:span><text:span text:style-name="_32_65">d</text:span><text:span text:style-name="_31_561">e</text:span><text:span text:style-name="_32_509">f</text:span><text:span text:style-name="_34_57">i</text:span><text:span text:style-name="_31_669">n</text:span><text:span text:style-name="_32_077">i</text:span><text:span text:style-name="_38_77">t</text:span><text:span text:style-name="_31_213">i</text:span><text:span text:style-name="_32_101">o</text:span><text:span text:style-name="_34_45">n</text:span><text:span text:style-name="_39_03"> </text:span><text:span text:style-name="_32_425">I</text:span><text:span text:style-name="_33_"> </text:span><text:span text:style-name="_31_381">s</text:span><text:span text:style-name="_32_617">h</text:span><text:span text:style-name="_34_21">a</text:span><text:span text:style-name="_31_177">l</text:span><text:span text:style-name="_32_389">l</text:span><text:span text:style-name="_32_"> </text:span><text:span text:style-name="_31_141">r</text:span><text:span text:style-name="_32_641">e</text:span><text:span text:style-name="_36_61">p</text:span><text:span text:style-name="_31_573">l</text:span><text:span text:style-name="_32_437">a</text:span><text:span text:style-name="_38_89">c</text:span><text:span text:style-name="_31_177">e</text:span><text:span text:style-name="_31_803"> </text:span><text:span text:style-name="_36_25">t</text:span><text:span text:style-name="_31_417">h</text:span><text:span text:style-name="_32_401">e</text:span><text:span text:style-name="_32_"> </text:span><text:span text:style-name="_31_741">q</text:span><text:span text:style-name="_32_689">u</text:span><text:span text:style-name="_33_49">e</text:span><text:span text:style-name="_31_141">s</text:span><text:span text:style-name="_32_209">t</text:span><text:span text:style-name="_32_29">i</text:span><text:span text:style-name="_31_597">o</text:span><text:span text:style-name="_32_497">n</text:span><text:span text:style-name="_33_"> </text:span><text:span text:style-name="_31_381">b</text:span><text:span text:style-name="_32_641">y</text:span><text:span text:style-name="_33_"> </text:span><text:span text:style-name="_31_501">a</text:span><text:span text:style-name="_32_329">n</text:span><text:span text:style-name="_37_09">o</text:span><text:span text:style-name="_31_249">t</text:span><text:span text:style-name="_32_293">h</text:span><text:span text:style-name="_33_37">e</text:span><text:span text:style-name="_31_165">r</text:span><text:span text:style-name="_32_497">,</text:span><text:span text:style-name="_33_"> </text:span><text:span text:style-name="_31_417">w</text:span><text:span text:style-name="_32_101">h</text:span><text:span text:style-name="_33_01">i</text:span><text:span text:style-name="_31_429">c</text:span><text:span text:style-name="_32_581">h</text:span><text:span text:style-name="_32_"> </text:span><text:span text:style-name="_31_597">i</text:span><text:span text:style-name="_32_029">s</text:span><text:span text:style-name="_33_"> </text:span><text:span text:style-name="_31_165">c</text:span><text:span text:style-name="_32_581">l</text:span><text:span text:style-name="_36_97">o</text:span><text:span text:style-name="_31_129">s</text:span><text:span text:style-name="_32_401">e</text:span><text:span text:style-name="_38_41">l</text:span><text:span text:style-name="_31_129">y</text:span><text:span text:style-name="_31_802"> </text:span><text:span text:style-name="_32_41">r</text:span><text:span text:style-name="_31_609">e</text:span><text:span text:style-name="_32_221">l</text:span><text:span text:style-name="_32_41">a</text:span><text:span text:style-name="_31_357">t</text:span><text:span text:style-name="_32_029">e</text:span><text:span text:style-name="_33_49">d</text:span><text:span text:style-name="_39_03"> </text:span><text:span text:style-name="_32_113">t</text:span><text:span text:style-name="_37_69">o</text:span><text:span text:style-name="_39_03"> </text:span><text:span text:style-name="_32_101">i</text:span><text:span text:style-name="_33_01">t</text:span><text:span text:style-name="_39_03"> </text:span><text:span text:style-name="_32_281">a</text:span><text:span text:style-name="_36_01">n</text:span><text:span text:style-name="_31_129">d</text:span><text:span text:style-name="_31_803"> </text:span><text:span text:style-name="_34_45">i</text:span><text:span text:style-name="_31_165">s</text:span><text:span text:style-name="_31_803"> </text:span><text:span text:style-name="_35_89">e</text:span><text:span text:style-name="_31_381">x</text:span><text:span text:style-name="_32_137">p</text:span><text:span text:style-name="_34_81">r</text:span><text:span text:style-name="_31_789">e</text:span><text:span text:style-name="_32_221">s</text:span><text:span text:style-name="_38_77">s</text:span><text:span text:style-name="_31_609">e</text:span><text:span text:style-name="_32_293">d</text:span><text:span text:style-name="_33_"> </text:span><text:span text:style-name="_31_345">i</text:span><text:span text:style-name="_32_473">n</text:span><text:span text:style-name="_33_"> </text:span><text:span text:style-name="_31_561">r</text:span><text:span text:style-name="_32_041">e</text:span><text:span text:style-name="_34_21">l</text:span><text:span text:style-name="_31_525">a</text:span><text:span text:style-name="_32_437">t</text:span><text:span text:style-name="_32_65">i</text:span><text:span text:style-name="_31_717">v</text:span><text:span text:style-name="_32_581">e</text:span><text:span text:style-name="_32_65">l</text:span><text:span text:style-name="_31_381">y</text:span><text:span text:style-name="_31_802"> </text:span><text:span text:style-name="_36_73">u</text:span><text:span text:style-name="_31_213">n</text:span><text:span text:style-name="_32_221">a</text:span><text:span text:style-name="_36_97">m</text:span><text:span text:style-name="_31_237">b</text:span><text:span text:style-name="_32_473">i</text:span><text:span text:style-name="_36_37">g</text:span><text:span text:style-name="_31_609">u</text:span><text:span text:style-name="_32_113">o</text:span><text:span text:style-name="_38_17">u</text:span><text:span text:style-name="_31_237">s</text:span><text:span text:style-name="_31_803"> </text:span><text:span text:style-name="_36_61">w</text:span><text:span text:style-name="_31_177">o</text:span><text:span text:style-name="_32_065">r</text:span><text:span text:style-name="_37_09">d</text:span><text:span text:style-name="_31_213">s</text:span><text:span text:style-name="_32_389">.</text:span></text:p>
      <text:p text:style-name="P1"><text:span text:style-name="_36_25">T</text:span><text:span text:style-name="_31_141">h</text:span><text:span text:style-name="_32_257">e</text:span><text:span text:style-name="_33_"> </text:span><text:span text:style-name="_31_777">n</text:span><text:span text:style-name="_32_569">e</text:span><text:span text:style-name="_34_45">w</text:span><text:span text:style-name="_39_03"> </text:span><text:span text:style-name="_32_689">f</text:span><text:span text:style-name="_37_81">o</text:span><text:span text:style-name="_31_213">r</text:span><text:span text:style-name="_32_461">m</text:span><text:span text:style-name="_32_"> </text:span><text:span text:style-name="_31_213">o</text:span><text:span text:style-name="_32_653">f</text:span><text:span text:style-name="_32_"> </text:span><text:span text:style-name="_31_129">t</text:span><text:span text:style-name="_32_509">h</text:span><text:span text:style-name="_34_21">e</text:span><text:span text:style-name="_39_02"> </text:span><text:span text:style-name="_32_245">p</text:span><text:span text:style-name="_38_41">r</text:span><text:span text:style-name="_31_321">o</text:span><text:span text:style-name="_32_389">b</text:span><text:span text:style-name="_34_81">l</text:span><text:span text:style-name="_31_129">e</text:span><text:span text:style-name="_32_581">m</text:span><text:span text:style-name="_32_"> </text:span><text:span text:style-name="_31_753">c</text:span><text:span text:style-name="_32_569">a</text:span><text:span text:style-name="_35_89">n</text:span><text:span text:style-name="_39_03"> </text:span><text:span text:style-name="_32_437">b</text:span><text:span text:style-name="_34_81">e</text:span><text:span text:style-name="_39_03"> </text:span><text:span text:style-name="_32_569">d</text:span><text:span text:style-name="_38_89">e</text:span><text:span text:style-name="_31_321">s</text:span><text:span text:style-name="_32_041">c</text:span><text:span text:style-name="_35_89">r</text:span><text:span text:style-name="_31_789">i</text:span><text:span text:style-name="_32_389">b</text:span><text:span text:style-name="_38_89">e</text:span><text:span text:style-name="_31_753">d</text:span><text:span text:style-name="_31_803"> </text:span><text:span text:style-name="_38_89">i</text:span><text:span text:style-name="_31_741">n</text:span><text:span text:style-name="_31_802"> </text:span><text:span text:style-name="_36_73">t</text:span><text:span text:style-name="_31_669">e</text:span><text:span text:style-name="_32_257">r</text:span><text:span text:style-name="_34_09">m</text:span><text:span text:style-name="_31_753">s</text:span><text:span text:style-name="_31_802"> </text:span><text:span text:style-name="_37_69">o</text:span><text:span text:style-name="_31_525">f</text:span><text:span text:style-name="_31_803"> </text:span><text:span text:style-name="_37_81">a</text:span><text:span text:style-name="_39_03"> </text:span><text:span text:style-name="_32_641">g</text:span><text:span text:style-name="_32_77">a</text:span><text:span text:style-name="_31_789">m</text:span><text:span text:style-name="_32_389">e</text:span><text:span text:style-name="_33_"> </text:span><text:span text:style-name="_31_357">w</text:span><text:span text:style-name="_32_425">h</text:span><text:span text:style-name="_38_17">i</text:span><text:span text:style-name="_31_753">c</text:span><text:span text:style-name="_32_293">h</text:span><text:span text:style-name="_33_"> </text:span><text:span text:style-name="_31_741">w</text:span><text:span text:style-name="_32_389">e</text:span><text:span text:style-name="_33_"> </text:span><text:span text:style-name="_31_561">c</text:span><text:span text:style-name="_32_497">a</text:span><text:span text:style-name="_35_17">l</text:span><text:span text:style-name="_31_573">l</text:span><text:span text:style-name="_31_802"> </text:span><text:span text:style-name="_32_65">t</text:span><text:span text:style-name="_31_309">h</text:span><text:span text:style-name="_32_065">e</text:span><text:span text:style-name="_32_"> </text:span><text:span text:style-name="_31_597">'</text:span><text:span text:style-name="_32_293">i</text:span><text:span text:style-name="_34_81">m</text:span><text:span text:style-name="_31_489">i</text:span><text:span text:style-name="_32_401">t</text:span><text:span text:style-name="_36_01">a</text:span><text:span text:style-name="_31_561">t</text:span><text:span text:style-name="_32_473">i</text:span><text:span text:style-name="_36_25">o</text:span><text:span text:style-name="_31_213">n</text:span><text:span text:style-name="_31_803"> </text:span><text:span text:style-name="_32_77">g</text:span><text:span text:style-name="_31_393">a</text:span><text:span text:style-name="_32_065">m</text:span><text:span text:style-name="_38_05">e</text:span><text:span text:style-name="_31_777">.</text:span><text:span text:style-name="_32_509">"</text:span><text:span text:style-name="_33_"> </text:span><text:span text:style-name="_31_201">I</text:span><text:span text:style-name="_32_437">t</text:span><text:span text:style-name="_32_"> </text:span><text:span text:style-name="_31_501">i</text:span><text:span text:style-name="_32_281">s</text:span><text:span text:style-name="_33_"> </text:span><text:span text:style-name="_31_249">p</text:span><text:span text:style-name="_32_437">l</text:span><text:span text:style-name="_33_37">a</text:span><text:span text:style-name="_31_429">y</text:span><text:span text:style-name="_32_041">e</text:span><text:span text:style-name="_32_77">d</text:span><text:span text:style-name="_39_03"> </text:span><text:span text:style-name="_32_401">w</text:span><text:span text:style-name="_33_13">i</text:span><text:span text:style-name="_31_321">t</text:span><text:span text:style-name="_32_065">h</text:span><text:span text:style-name="_33_"> </text:span><text:span text:style-name="_31_609">t</text:span><text:span text:style-name="_32_569">h</text:span><text:span text:style-name="_37_69">r</text:span><text:span text:style-name="_31_525">e</text:span><text:span text:style-name="_32_641">e</text:span><text:span text:style-name="_33_"> </text:span><text:span text:style-name="_31_501">p</text:span><text:span text:style-name="_32_497">e</text:span><text:span text:style-name="_34_93">o</text:span><text:span text:style-name="_31_141">p</text:span><text:span text:style-name="_32_149">l</text:span><text:span text:style-name="_35_89">e</text:span><text:span text:style-name="_31_501">,</text:span><text:span text:style-name="_31_803"> </text:span><text:span text:style-name="_34_45">a</text:span><text:span text:style-name="_39_03"> </text:span><text:span text:style-name="_32_029">m</text:span><text:span text:style-name="_38_89">a</text:span><text:span text:style-name="_31_561">n</text:span><text:span text:style-name="_31_802"> </text:span><text:span text:style-name="_34_93">(</text:span><text:span text:style-name="_31_573">A</text:span><text:span text:style-name="_32_581">)</text:span><text:span text:style-name="_34_93">,</text:span><text:span text:style-name="_39_02"> </text:span><text:span text:style-name="_32_425">a</text:span><text:span text:style-name="_32_"> </text:span><text:span text:style-name="_31_429">w</text:span><text:span text:style-name="_32_653">o</text:span><text:span text:style-name="_38_17">m</text:span><text:span text:style-name="_31_393">a</text:span><text:span text:style-name="_32_437">n</text:span><text:span text:style-name="_33_"> </text:span><text:span text:style-name="_31_429">(</text:span><text:span text:style-name="_32_221">B</text:span><text:span text:style-name="_35_89">)</text:span><text:span text:style-name="_31_573">,</text:span><text:span text:style-name="_31_802"> </text:span><text:span text:style-name="_32_41">a</text:span><text:span text:style-name="_31_501">n</text:span><text:span text:style-name="_32_689">d</text:span><text:span text:style-name="_33_"> </text:span><text:span text:style-name="_31_609">a</text:span><text:span text:style-name="_32_137">n</text:span><text:span text:style-name="_33_"> </text:span><text:span text:style-name="_31_381">i</text:span><text:span text:style-name="_32_317">n</text:span><text:span text:style-name="_35_29">t</text:span><text:span text:style-name="_31_309">e</text:span><text:span text:style-name="_32_641">r</text:span><text:span text:style-name="_36_61">r</text:span><text:span text:style-name="_31_753">o</text:span><text:span text:style-name="_32_029">g</text:span><text:span text:style-name="_35_29">a</text:span><text:span text:style-name="_31_249">t</text:span><text:span text:style-name="_32_101">o</text:span><text:span text:style-name="_36_73">r</text:span><text:span text:style-name="_39_03"> </text:span><text:span text:style-name="_32_113">(</text:span><text:span text:style-name="_33_37">C</text:span><text:span text:style-name="_31_705">)</text:span><text:span text:style-name="_31_802"> </text:span><text:span text:style-name="_33_13">w</text:span><text:span text:style-name="_31_561">h</text:span><text:span text:style-name="_32_437">o</text:span><text:span text:style-name="_33_"> </text:span><text:span text:style-name="_31_561">m</text:span><text:span text:style-name="_32_101">a</text:span><text:span text:style-name="_32_77">y</text:span><text:span text:style-name="_39_03"> </text:span><text:span text:style-name="_32_245">b</text:span><text:span text:style-name="_38_05">e</text:span><text:span text:style-name="_39_02"> </text:span><text:span text:style-name="_32_581">o</text:span><text:span text:style-name="_34_45">f</text:span><text:span text:style-name="_39_03"> </text:span><text:span text:style-name="_32_509">e</text:span><text:span text:style-name="_34_57">i</text:span><text:span text:style-name="_31_501">t</text:span><text:span text:style-name="_32_437">h</text:span><text:span text:style-name="_33_01">e</text:span><text:span text:style-name="_31_669">r</text:span><text:span text:style-name="_31_802"> </text:span><text:span text:style-name="_34_09">s</text:span><text:span text:style-name="_31_249">e</text:span><text:span text:style-name="_32_209">x</text:span><text:span text:style-name="_37_81">.</text:span><text:span text:style-name="_39_02"> </text:span><text:span text:style-name="_32_473">T</text:span><text:span text:style-name="_36_25">h</text:span><text:span text:style-name="_31_789">e</text:span><text:span text:style-name="_31_803"> </text:span><text:span text:style-name="_38_53">i</text:span><text:span text:style-name="_31_789">n</text:span><text:span text:style-name="_32_605">t</text:span><text:span text:style-name="_36_73">e</text:span><text:span text:style-name="_31_573">r</text:span><text:span text:style-name="_32_605">r</text:span><text:span text:style-name="_38_77">o</text:span><text:span text:style-name="_31_129">g</text:span><text:span text:style-name="_32_689">a</text:span><text:span text:style-name="_37_09">t</text:span><text:span text:style-name="_31_525">o</text:span><text:span text:style-name="_32_029">r</text:span><text:span text:style-name="_32_"> </text:span><text:span text:style-name="_31_597">s</text:span><text:span text:style-name="_32_113">t</text:span><text:span text:style-name="_38_89">a</text:span><text:span text:style-name="_31_681">y</text:span><text:span text:style-name="_32_293">s</text:span><text:span text:style-name="_33_"> </text:span><text:span text:style-name="_31_141">i</text:span><text:span text:style-name="_32_149">n</text:span><text:span text:style-name="_33_"> </text:span><text:span text:style-name="_31_573">a</text:span><text:span text:style-name="_31_802"> </text:span><text:span text:style-name="_38_53">r</text:span><text:span text:style-name="_31_237">o</text:span><text:span text:style-name="_32_509">o</text:span><text:span text:style-name="_33_13">m</text:span><text:span text:style-name="_39_03"> </text:span><text:span text:style-name="_32_461">a</text:span><text:span text:style-name="_37_69">p</text:span><text:span text:style-name="_31_381">a</text:span><text:span text:style-name="_32_077">r</text:span><text:span text:style-name="_35_17">t</text:span><text:span text:style-name="_39_03"> </text:span><text:span text:style-name="_32_329">f</text:span><text:span text:style-name="_34_57">r</text:span><text:span text:style-name="_31_525">o</text:span><text:span text:style-name="_32_209">n</text:span><text:span text:style-name="_35_89">t</text:span><text:span text:style-name="_39_03"> </text:span><text:span text:style-name="_32_281">t</text:span><text:span text:style-name="_38_05">h</text:span><text:span text:style-name="_31_309">e</text:span><text:span text:style-name="_31_802"> </text:span><text:span text:style-name="_38_53">o</text:span><text:span text:style-name="_31_309">t</text:span><text:span text:style-name="_32_401">h</text:span><text:span text:style-name="_34_45">e</text:span><text:span text:style-name="_31_537">r</text:span><text:span text:style-name="_31_803"> </text:span><text:span text:style-name="_35_17">t</text:span><text:span text:style-name="_31_573">w</text:span><text:span text:style-name="_32_281">o</text:span><text:span text:style-name="_33_49">.</text:span><text:span text:style-name="_39_03"> </text:span><text:span text:style-name="_32_149">T</text:span><text:span text:style-name="_36_61">h</text:span><text:span text:style-name="_31_573">e</text:span><text:span text:style-name="_31_802"> </text:span><text:span text:style-name="_38_41">o</text:span><text:span text:style-name="_31_429">b</text:span><text:span text:style-name="_32_605">j</text:span><text:span text:style-name="_34_45">e</text:span><text:span text:style-name="_31_753">c</text:span><text:span text:style-name="_32_425">t</text:span><text:span text:style-name="_32_"> </text:span><text:span text:style-name="_31_753">o</text:span><text:span text:style-name="_32_605">f</text:span><text:span text:style-name="_32_"> </text:span><text:span text:style-name="_31_249">t</text:span><text:span text:style-name="_32_245">h</text:span><text:span text:style-name="_36_37">e</text:span><text:span text:style-name="_39_02"> </text:span><text:span text:style-name="_32_677">g</text:span><text:span text:style-name="_38_77">a</text:span><text:span text:style-name="_31_393">m</text:span><text:span text:style-name="_32_509">e</text:span><text:span text:style-name="_33_"> </text:span><text:span text:style-name="_31_357">f</text:span><text:span text:style-name="_32_605">o</text:span><text:span text:style-name="_32_77">r</text:span><text:span text:style-name="_39_03"> </text:span><text:span text:style-name="_32_473">t</text:span><text:span text:style-name="_34_21">h</text:span><text:span text:style-name="_31_141">e</text:span><text:span text:style-name="_31_803"> </text:span><text:span text:style-name="_32_41">i</text:span><text:span text:style-name="_31_573">n</text:span><text:span text:style-name="_32_473">t</text:span><text:span text:style-name="_34_81">e</text:span><text:span text:style-name="_31_525">r</text:span><text:span text:style-name="_32_077">r</text:span><text:span text:style-name="_36_61">o</text:span><text:span text:style-name="_31_345">g</text:span><text:span text:style-name="_32_641">a</text:span><text:span text:style-name="_36_61">t</text:span><text:span text:style-name="_31_417">o</text:span><text:span text:style-name="_32_425">r</text:span><text:span text:style-name="_32_"> </text:span><text:span text:style-name="_31_381">i</text:span><text:span text:style-name="_32_041">s</text:span><text:span text:style-name="_33_"> </text:span><text:span text:style-name="_31_789">t</text:span><text:span text:style-name="_32_293">o</text:span><text:span text:style-name="_33_"> </text:span><text:span text:style-name="_31_681">d</text:span><text:span text:style-name="_32_209">e</text:span><text:span text:style-name="_36_25">t</text:span><text:span text:style-name="_31_165">e</text:span><text:span text:style-name="_32_677">r</text:span><text:span text:style-name="_32_29">m</text:span><text:span text:style-name="_31_213">i</text:span><text:span text:style-name="_32_137">n</text:span><text:span text:style-name="_38_77">e</text:span><text:span text:style-name="_39_03"> </text:span><text:span text:style-name="_32_437">w</text:span><text:span text:style-name="_35_29">h</text:span><text:span text:style-name="_31_525">i</text:span><text:span text:style-name="_32_389">c</text:span><text:span text:style-name="_33_01">h</text:span><text:span text:style-name="_39_03"> </text:span><text:span text:style-name="_32_497">o</text:span><text:span text:style-name="_36_01">f</text:span><text:span text:style-name="_39_02"> </text:span><text:span text:style-name="_32_581">t</text:span><text:span text:style-name="_36_01">h</text:span><text:span text:style-name="_31_597">e</text:span><text:span text:style-name="_31_803"> </text:span><text:span text:style-name="_34_45">o</text:span><text:span text:style-name="_31_753">t</text:span><text:span text:style-name="_32_149">h</text:span><text:span text:style-name="_38_17">e</text:span><text:span text:style-name="_31_237">r</text:span><text:span text:style-name="_31_802"> </text:span><text:span text:style-name="_34_81">t</text:span><text:span text:style-name="_31_141">w</text:span><text:span text:style-name="_32_293">o</text:span><text:span text:style-name="_33_"> </text:span><text:span text:style-name="_31_609">i</text:span><text:span text:style-name="_32_149">s</text:span><text:span text:style-name="_32_"> </text:span><text:span text:style-name="_31_525">t</text:span><text:span text:style-name="_32_473">h</text:span><text:span text:style-name="_38_77">e</text:span><text:span text:style-name="_39_03"> </text:span><text:span text:style-name="_32_461">m</text:span><text:span text:style-name="_34_93">a</text:span><text:span text:style-name="_31_165">n</text:span><text:span text:style-name="_31_803"> </text:span><text:span text:style-name="_35_29">a</text:span><text:span text:style-name="_31_417">n</text:span><text:span text:style-name="_32_221">d</text:span><text:span text:style-name="_33_"> </text:span><text:span text:style-name="_31_681">w</text:span><text:span text:style-name="_32_245">h</text:span><text:span text:style-name="_34_57">i</text:span><text:span text:style-name="_31_789">c</text:span><text:span text:style-name="_32_497">h</text:span><text:span text:style-name="_33_"> </text:span><text:span text:style-name="_31_213">i</text:span><text:span text:style-name="_32_605">s</text:span><text:span text:style-name="_33_"> </text:span><text:span text:style-name="_31_561">t</text:span><text:span text:style-name="_32_245">h</text:span><text:span text:style-name="_32_41">e</text:span><text:span text:style-name="_39_02"> </text:span><text:span text:style-name="_32_113">w</text:span><text:span text:style-name="_36_01">o</text:span><text:span text:style-name="_31_417">m</text:span><text:span text:style-name="_32_425">a</text:span><text:span text:style-name="_32_29">n</text:span><text:span text:style-name="_31_741">.</text:span><text:span text:style-name="_31_803"> </text:span><text:span text:style-name="_38_17">H</text:span><text:span text:style-name="_31_141">e</text:span><text:span text:style-name="_31_802"> </text:span><text:span text:style-name="_34_93">k</text:span><text:span text:style-name="_31_741">n</text:span><text:span text:style-name="_32_653">o</text:span><text:span text:style-name="_34_09">w</text:span><text:span text:style-name="_31_213">s</text:span><text:span text:style-name="_31_802"> </text:span><text:span text:style-name="_36_61">t</text:span><text:span text:style-name="_31_705">h</text:span><text:span text:style-name="_32_497">e</text:span><text:span text:style-name="_35_29">m</text:span><text:span text:style-name="_39_02"> </text:span><text:span text:style-name="_32_461">b</text:span><text:span text:style-name="_34_57">y</text:span><text:span text:style-name="_39_03"> </text:span><text:span text:style-name="_32_473">l</text:span><text:span text:style-name="_38_05">a</text:span><text:span text:style-name="_31_705">b</text:span><text:span text:style-name="_32_329">e</text:span><text:span text:style-name="_32_29">l</text:span><text:span text:style-name="_31_681">s</text:span><text:span text:style-name="_31_802"> </text:span><text:span text:style-name="_32_29">X</text:span><text:span text:style-name="_39_02"> </text:span><text:span text:style-name="_32_653">a</text:span><text:span text:style-name="_33_13">n</text:span><text:span text:style-name="_31_249">d</text:span><text:span text:style-name="_31_802"> </text:span><text:span text:style-name="_33_37">Y</text:span><text:span text:style-name="_31_597">,</text:span><text:span text:style-name="_31_802"> </text:span><text:span text:style-name="_37_69">a</text:span><text:span text:style-name="_31_309">n</text:span><text:span text:style-name="_32_509">d</text:span><text:span text:style-name="_33_"> </text:span><text:span text:style-name="_31_717">a</text:span><text:span text:style-name="_32_641">t</text:span><text:span text:style-name="_32_"> </text:span><text:span text:style-name="_31_777">t</text:span><text:span text:style-name="_32_293">h</text:span><text:span text:style-name="_34_45">e</text:span><text:span text:style-name="_39_03"> </text:span><text:span text:style-name="_32_113">e</text:span><text:span text:style-name="_35_17">n</text:span><text:span text:style-name="_31_129">d</text:span><text:span text:style-name="_31_802"> </text:span><text:span text:style-name="_34_45">o</text:span><text:span text:style-name="_31_393">f</text:span><text:span text:style-name="_31_803"> </text:span><text:span text:style-name="_34_45">t</text:span><text:span text:style-name="_31_525">h</text:span><text:span text:style-name="_32_029">e</text:span><text:span text:style-name="_33_"> </text:span><text:span text:style-name="_31_705">g</text:span><text:span text:style-name="_32_569">a</text:span><text:span text:style-name="_33_37">m</text:span><text:span text:style-name="_31_789">e</text:span><text:span text:style-name="_31_802"> </text:span><text:span text:style-name="_34_57">h</text:span><text:span text:style-name="_31_129">e</text:span><text:span text:style-name="_31_802"> </text:span><text:span text:style-name="_34_93">s</text:span><text:span text:style-name="_31_561">a</text:span><text:span text:style-name="_32_389">y</text:span><text:span text:style-name="_37_69">s</text:span><text:span text:style-name="_39_03"> </text:span><text:span text:style-name="_32_101">e</text:span><text:span text:style-name="_33_13">i</text:span><text:span text:style-name="_31_525">t</text:span><text:span text:style-name="_32_605">h</text:span><text:span text:style-name="_32_65">e</text:span><text:span text:style-name="_31_777">r</text:span><text:span text:style-name="_31_803"> </text:span><text:span text:style-name="_38_77">"</text:span><text:span text:style-name="_31_525">X</text:span><text:span text:style-name="_31_803"> </text:span><text:span text:style-name="_34_21">i</text:span><text:span text:style-name="_31_381">s</text:span><text:span text:style-name="_31_803"> </text:span><text:span text:style-name="_33_37">A</text:span><text:span text:style-name="_39_02"> </text:span><text:span text:style-name="_32_461">a</text:span><text:span text:style-name="_37_81">n</text:span><text:span text:style-name="_31_489">d</text:span><text:span text:style-name="_31_803"> </text:span><text:span text:style-name="_35_89">Y</text:span><text:span text:style-name="_39_02"> </text:span><text:span text:style-name="_32_689">i</text:span><text:span text:style-name="_38_53">s</text:span><text:span text:style-name="_39_03"> </text:span><text:span text:style-name="_32_569">B</text:span><text:span text:style-name="_36_01">"</text:span><text:span text:style-name="_39_03"> </text:span><text:span text:style-name="_32_149">o</text:span><text:span text:style-name="_36_25">r</text:span><text:span text:style-name="_39_02"> </text:span><text:span text:style-name="_32_281">"</text:span><text:span text:style-name="_32_41">X</text:span><text:span text:style-name="_39_02"> </text:span><text:span text:style-name="_32_077">i</text:span><text:span text:style-name="_38_89">s</text:span><text:span text:style-name="_39_03"> </text:span><text:span text:style-name="_32_221">B</text:span><text:span text:style-name="_32_"> </text:span><text:span text:style-name="_31_789">a</text:span><text:span text:style-name="_32_641">n</text:span><text:span text:style-name="_33_13">d</text:span><text:span text:style-name="_39_03"> </text:span><text:span text:style-name="_32_473">Y</text:span><text:span text:style-name="_32_"> </text:span><text:span text:style-name="_31_705">i</text:span><text:span text:style-name="_32_581">s</text:span><text:span text:style-name="_33_"> </text:span><text:span text:style-name="_31_777">A</text:span><text:span text:style-name="_32_065">.</text:span><text:span text:style-name="_32_65">"</text:span><text:span text:style-name="_39_02"> </text:span><text:span text:style-name="_32_041">T</text:span><text:span text:style-name="_34_93">h</text:span><text:span text:style-name="_31_705">e</text:span><text:span text:style-name="_31_802"> </text:span><text:span text:style-name="_34_21">i</text:span><text:span text:style-name="_31_177">n</text:span><text:span text:style-name="_32_221">t</text:span><text:span text:style-name="_33_01">e</text:span><text:span text:style-name="_31_249">r</text:span><text:span text:style-name="_32_029">r</text:span><text:span text:style-name="_32_65">o</text:span><text:span text:style-name="_31_321">g</text:span><text:span text:style-name="_32_209">a</text:span><text:span text:style-name="_34_45">t</text:span><text:span text:style-name="_31_609">o</text:span><text:span text:style-name="_32_293">r</text:span><text:span text:style-name="_32_"> </text:span><text:span text:style-name="_31_669">i</text:span><text:span text:style-name="_32_137">s</text:span><text:span text:style-name="_32_"> </text:span><text:span text:style-name="_31_705">a</text:span><text:span text:style-name="_32_401">l</text:span><text:span text:style-name="_32_65">l</text:span><text:span text:style-name="_31_345">o</text:span><text:span text:style-name="_32_497">w</text:span><text:span text:style-name="_34_93">e</text:span><text:span text:style-name="_31_681">d</text:span><text:span text:style-name="_31_802"> </text:span><text:span text:style-name="_35_17">t</text:span><text:span text:style-name="_31_537">o</text:span><text:span text:style-name="_31_802"> </text:span><text:span text:style-name="_38_77">p</text:span><text:span text:style-name="_31_321">u</text:span><text:span text:style-name="_32_605">t</text:span><text:span text:style-name="_32_"> </text:span><text:span text:style-name="_31_201">q</text:span><text:span text:style-name="_32_281">u</text:span><text:span text:style-name="_35_89">e</text:span><text:span text:style-name="_31_309">s</text:span><text:span text:style-name="_32_605">t</text:span><text:span text:style-name="_38_17">i</text:span><text:span text:style-name="_31_705">o</text:span><text:span text:style-name="_32_209">n</text:span><text:span text:style-name="_36_73">s</text:span><text:span text:style-name="_39_02"> </text:span><text:span text:style-name="_32_209">t</text:span><text:span text:style-name="_35_89">o</text:span><text:span text:style-name="_39_03"> </text:span><text:span text:style-name="_32_101">A</text:span><text:span text:style-name="_32_"> </text:span><text:span text:style-name="_31_309">a</text:span><text:span text:style-name="_32_113">n</text:span><text:span text:style-name="_32_65">d</text:span><text:span text:style-name="_39_02"> </text:span><text:span text:style-name="_32_257">B</text:span><text:span text:style-name="_32_"> </text:span><text:span text:style-name="_31_393">t</text:span><text:span text:style-name="_32_641">h</text:span><text:span text:style-name="_34_21">u</text:span><text:span text:style-name="_31_249">s</text:span><text:span text:style-name="_32_641">:</text:span></text:p>
      <text:p text:style-name="P1"><text:span text:style-name="_37_81">C</text:span><text:span text:style-name="_31_345">:</text:span><text:span text:style-name="_31_802"> </text:span><text:span text:style-name="_35_17">W</text:span><text:span text:style-name="_31_141">i</text:span><text:span text:style-name="_32_425">l</text:span><text:span text:style-name="_33_01">l</text:span><text:span text:style-name="_39_03"> </text:span><text:span text:style-name="_32_137">X</text:span><text:span text:style-name="_33_"> </text:span><text:span text:style-name="_31_357">p</text:span><text:span text:style-name="_32_281">l</text:span><text:span text:style-name="_33_13">e</text:span><text:span text:style-name="_31_789">a</text:span><text:span text:style-name="_32_689">s</text:span><text:span text:style-name="_34_09">e</text:span><text:span text:style-name="_39_03"> </text:span><text:span text:style-name="_32_461">t</text:span><text:span text:style-name="_38_41">e</text:span><text:span text:style-name="_31_213">l</text:span><text:span text:style-name="_32_653">l</text:span><text:span text:style-name="_33_"> </text:span><text:span text:style-name="_31_201">m</text:span><text:span text:style-name="_32_317">e</text:span><text:span text:style-name="_33_"> </text:span><text:span text:style-name="_31_141">t</text:span><text:span text:style-name="_32_677">h</text:span><text:span text:style-name="_35_17">e</text:span><text:span text:style-name="_39_02"> </text:span><text:span text:style-name="_32_653">l</text:span><text:span text:style-name="_35_89">e</text:span><text:span text:style-name="_31_309">n</text:span><text:span text:style-name="_32_029">g</text:span><text:span text:style-name="_32_65">t</text:span><text:span text:style-name="_31_213">h</text:span><text:span text:style-name="_31_802"> </text:span><text:span text:style-name="_34_09">o</text:span><text:span text:style-name="_31_669">f</text:span><text:span text:style-name="_31_803"> </text:span><text:span text:style-name="_36_37">h</text:span><text:span text:style-name="_31_213">i</text:span><text:span text:style-name="_32_617">s</text:span><text:span text:style-name="_32_"> </text:span><text:span text:style-name="_31_429">o</text:span><text:span text:style-name="_32_029">r</text:span><text:span text:style-name="_33_"> </text:span><text:span text:style-name="_31_129">h</text:span><text:span text:style-name="_32_113">e</text:span><text:span text:style-name="_32_77">r</text:span><text:span text:style-name="_39_03"> </text:span><text:span text:style-name="_32_617">h</text:span><text:span text:style-name="_35_29">a</text:span><text:span text:style-name="_31_417">i</text:span><text:span text:style-name="_32_245">r</text:span><text:span text:style-name="_37_09">?</text:span></text:p>
      <text:p text:style-name="P1"><text:span text:style-name="_38_41">N</text:span><text:span text:style-name="_31_537">o</text:span><text:span text:style-name="_32_569">w</text:span><text:span text:style-name="_32_"> </text:span><text:span text:style-name="_31_141">s</text:span><text:span text:style-name="_32_041">u</text:span><text:span text:style-name="_35_89">p</text:span><text:span text:style-name="_31_393">p</text:span><text:span text:style-name="_32_065">o</text:span><text:span text:style-name="_36_61">s</text:span><text:span text:style-name="_31_249">e</text:span><text:span text:style-name="_31_802"> </text:span><text:span text:style-name="_33_37">X</text:span><text:span text:style-name="_39_03"> </text:span><text:span text:style-name="_32_329">i</text:span><text:span text:style-name="_32_77">s</text:span><text:span text:style-name="_39_02"> </text:span><text:span text:style-name="_32_677">a</text:span><text:span text:style-name="_38_89">c</text:span><text:span text:style-name="_31_501">t</text:span><text:span text:style-name="_32_461">u</text:span><text:span text:style-name="_34_09">a</text:span><text:span text:style-name="_31_357">l</text:span><text:span text:style-name="_32_065">l</text:span><text:span text:style-name="_38_77">y</text:span><text:span text:style-name="_39_02"> </text:span><text:span text:style-name="_32_641">A</text:span><text:span text:style-name="_36_73">,</text:span><text:span text:style-name="_39_02"> </text:span><text:span text:style-name="_32_389">t</text:span><text:span text:style-name="_38_89">h</text:span><text:span text:style-name="_31_609">e</text:span><text:span text:style-name="_32_293">n</text:span><text:span text:style-name="_33_"> </text:span><text:span text:style-name="_31_741">A</text:span><text:span text:style-name="_31_802"> </text:span><text:span text:style-name="_33_37">m</text:span><text:span text:style-name="_31_345">u</text:span><text:span text:style-name="_32_077">s</text:span><text:span text:style-name="_34_21">t</text:span><text:span text:style-name="_39_03"> </text:span><text:span text:style-name="_32_473">a</text:span><text:span text:style-name="_35_29">n</text:span><text:span text:style-name="_31_381">s</text:span><text:span text:style-name="_32_425">w</text:span><text:span text:style-name="_38_53">e</text:span><text:span text:style-name="_31_321">r</text:span><text:span text:style-name="_32_461">.</text:span><text:span text:style-name="_32_"> </text:span><text:span text:style-name="_31_249">I</text:span><text:span text:style-name="_32_209">t</text:span><text:span text:style-name="_32_"> </text:span><text:span text:style-name="_31_237">i</text:span><text:span text:style-name="_32_113">s</text:span><text:span text:style-name="_33_"> </text:span><text:span text:style-name="_31_309">A</text:span><text:span text:style-name="_32_137">'</text:span><text:span text:style-name="_34_57">s</text:span><text:span text:style-name="_39_02"> </text:span><text:span text:style-name="_32_605">o</text:span><text:span text:style-name="_32_41">b</text:span><text:span text:style-name="_31_417">j</text:span><text:span text:style-name="_32_329">e</text:span><text:span text:style-name="_35_17">c</text:span><text:span text:style-name="_31_393">t</text:span><text:span text:style-name="_31_803"> </text:span><text:span text:style-name="_36_97">i</text:span><text:span text:style-name="_31_177">n</text:span><text:span text:style-name="_31_803"> </text:span><text:span text:style-name="_35_17">t</text:span><text:span text:style-name="_31_237">h</text:span><text:span text:style-name="_32_329">e</text:span><text:span text:style-name="_32_"> </text:span><text:span text:style-name="_31_141">g</text:span><text:span text:style-name="_32_137">a</text:span><text:span text:style-name="_38_53">m</text:span><text:span text:style-name="_31_753">e</text:span><text:span text:style-name="_31_802"> </text:span><text:span text:style-name="_34_21">t</text:span><text:span text:style-name="_31_381">o</text:span><text:span text:style-name="_31_803"> </text:span><text:span text:style-name="_38_77">t</text:span><text:span text:style-name="_31_789">r</text:span><text:span text:style-name="_32_401">y</text:span><text:span text:style-name="_33_"> </text:span><text:span text:style-name="_31_357">a</text:span><text:span text:style-name="_32_653">n</text:span><text:span text:style-name="_35_17">d</text:span><text:span text:style-name="_39_02"> </text:span><text:span text:style-name="_32_209">c</text:span><text:span text:style-name="_33_13">a</text:span><text:span text:style-name="_31_681">u</text:span><text:span text:style-name="_32_461">s</text:span><text:span text:style-name="_34_57">e</text:span><text:span text:style-name="_39_03"> </text:span><text:span text:style-name="_32_209">C</text:span><text:span text:style-name="_33_"> </text:span><text:span text:style-name="_31_141">t</text:span><text:span text:style-name="_32_461">o</text:span><text:span text:style-name="_32_"> </text:span><text:span text:style-name="_31_417">m</text:span><text:span text:style-name="_32_497">a</text:span><text:span text:style-name="_37_09">k</text:span><text:span text:style-name="_31_561">e</text:span><text:span text:style-name="_31_802"> </text:span><text:span text:style-name="_38_05">t</text:span><text:span text:style-name="_31_705">h</text:span><text:span text:style-name="_32_401">e</text:span><text:span text:style-name="_33_"> </text:span><text:span text:style-name="_31_789">w</text:span><text:span text:style-name="_32_137">r</text:span><text:span text:style-name="_32_29">o</text:span><text:span text:style-name="_31_309">n</text:span><text:span text:style-name="_32_209">g</text:span><text:span text:style-name="_33_"> </text:span><text:span text:style-name="_31_201">i</text:span><text:span text:style-name="_32_029">d</text:span><text:span text:style-name="_33_49">e</text:span><text:span text:style-name="_31_429">n</text:span><text:span text:style-name="_32_281">t</text:span><text:span text:style-name="_35_89">i</text:span><text:span text:style-name="_31_249">f</text:span><text:span text:style-name="_32_497">i</text:span><text:span text:style-name="_32_65">c</text:span><text:span text:style-name="_31_561">a</text:span><text:span text:style-name="_32_293">t</text:span><text:span text:style-name="_33_37">i</text:span><text:span text:style-name="_31_597">o</text:span><text:span text:style-name="_32_509">n</text:span><text:span text:style-name="_35_29">.</text:span><text:span text:style-name="_39_02"> </text:span><text:span text:style-name="_32_677">H</text:span><text:span text:style-name="_38_41">i</text:span><text:span text:style-name="_31_165">s</text:span><text:span text:style-name="_31_802"> </text:span><text:span text:style-name="_32_65">a</text:span><text:span text:style-name="_31_705">n</text:span><text:span text:style-name="_32_641">s</text:span><text:span text:style-name="_38_41">w</text:span><text:span text:style-name="_31_381">e</text:span><text:span text:style-name="_32_677">r</text:span><text:span text:style-name="_33_"> </text:span><text:span text:style-name="_31_609">m</text:span><text:span text:style-name="_32_569">i</text:span><text:span text:style-name="_37_81">g</text:span><text:span text:style-name="_31_741">h</text:span><text:span text:style-name="_32_605">t</text:span><text:span text:style-name="_32_"> </text:span><text:span text:style-name="_31_537">t</text:span><text:span text:style-name="_32_581">h</text:span><text:span text:style-name="_33_49">e</text:span><text:span text:style-name="_31_777">r</text:span><text:span text:style-name="_32_689">e</text:span><text:span text:style-name="_36_61">f</text:span><text:span text:style-name="_31_237">o</text:span><text:span text:style-name="_32_509">r</text:span><text:span text:style-name="_34_09">e</text:span><text:span text:style-name="_39_03"> </text:span><text:span text:style-name="_32_497">b</text:span><text:span text:style-name="_32_29">e</text:span><text:span text:style-name="_31_753">:</text:span></text:p>
      <text:p text:style-name="P1"><text:span text:style-name="_33_13">"</text:span><text:span text:style-name="_31_321">M</text:span><text:span text:style-name="_32_605">y</text:span><text:span text:style-name="_33_"> </text:span><text:span text:style-name="_31_393">h</text:span><text:span text:style-name="_32_257">a</text:span><text:span text:style-name="_34_09">i</text:span><text:span text:style-name="_31_789">r</text:span><text:span text:style-name="_31_802"> </text:span><text:span text:style-name="_38_17">i</text:span><text:span text:style-name="_31_237">s</text:span><text:span text:style-name="_31_803"> </text:span><text:span text:style-name="_38_89">s</text:span><text:span text:style-name="_31_525">h</text:span><text:span text:style-name="_32_113">i</text:span><text:span text:style-name="_38_53">n</text:span><text:span text:style-name="_31_705">g</text:span><text:span text:style-name="_32_149">l</text:span><text:span text:style-name="_33_49">e</text:span><text:span text:style-name="_31_789">d</text:span><text:span text:style-name="_32_617">,</text:span><text:span text:style-name="_33_"> </text:span><text:span text:style-name="_31_141">a</text:span><text:span text:style-name="_32_257">n</text:span><text:span text:style-name="_38_41">d</text:span><text:span text:style-name="_39_03"> </text:span><text:span text:style-name="_32_245">t</text:span><text:span text:style-name="_38_17">h</text:span><text:span text:style-name="_31_561">e</text:span><text:span text:style-name="_31_802"> </text:span><text:span text:style-name="_33_37">l</text:span><text:span text:style-name="_31_201">o</text:span><text:span text:style-name="_32_425">n</text:span><text:span text:style-name="_32_77">g</text:span><text:span text:style-name="_31_741">e</text:span><text:span text:style-name="_32_245">s</text:span><text:span text:style-name="_38_17">t</text:span><text:span text:style-name="_39_03"> </text:span><text:span text:style-name="_32_317">s</text:span><text:span text:style-name="_35_89">t</text:span><text:span text:style-name="_31_669">r</text:span><text:span text:style-name="_32_401">a</text:span><text:span text:style-name="_32_29">n</text:span><text:span text:style-name="_31_609">d</text:span><text:span text:style-name="_32_581">s</text:span><text:span text:style-name="_32_"> </text:span><text:span text:style-name="_31_345">a</text:span><text:span text:style-name="_32_653">r</text:span><text:span text:style-name="_34_81">e</text:span><text:span text:style-name="_39_03"> </text:span><text:span text:style-name="_32_401">a</text:span><text:span text:style-name="_36_97">b</text:span><text:span text:style-name="_31_501">o</text:span><text:span text:style-name="_32_077">u</text:span><text:span text:style-name="_38_41">t</text:span><text:span text:style-name="_39_03"> </text:span><text:span text:style-name="_32_293">n</text:span><text:span text:style-name="_36_37">i</text:span><text:span text:style-name="_31_141">n</text:span><text:span text:style-name="_32_641">e</text:span><text:span text:style-name="_32_"> </text:span><text:span text:style-name="_31_705">i</text:span><text:span text:style-name="_32_257">n</text:span><text:span text:style-name="_38_41">c</text:span><text:span text:style-name="_31_753">h</text:span><text:span text:style-name="_32_425">e</text:span><text:span text:style-name="_38_77">s</text:span><text:span text:style-name="_39_03"> </text:span><text:span text:style-name="_32_113">l</text:span><text:span text:style-name="_34_09">o</text:span><text:span text:style-name="_31_417">n</text:span><text:span text:style-name="_32_317">g</text:span><text:span text:style-name="_32_29">.</text:span><text:span text:style-name="_31_525">"</text:span></text:p>
      <text:p text:style-name="P1"><text:span text:style-name="_38_05">I</text:span><text:span text:style-name="_31_561">n</text:span><text:span text:style-name="_31_802"> </text:span><text:span text:style-name="_33_13">o</text:span><text:span text:style-name="_31_213">r</text:span><text:span text:style-name="_32_677">d</text:span><text:span text:style-name="_37_09">e</text:span><text:span text:style-name="_31_249">r</text:span><text:span text:style-name="_31_803"> </text:span><text:span text:style-name="_36_73">t</text:span><text:span text:style-name="_31_597">h</text:span><text:span text:style-name="_32_257">a</text:span><text:span text:style-name="_36_01">t</text:span><text:span text:style-name="_39_02"> </text:span><text:span text:style-name="_32_653">t</text:span><text:span text:style-name="_36_97">o</text:span><text:span text:style-name="_31_789">n</text:span><text:span text:style-name="_32_569">e</text:span><text:span text:style-name="_33_37">s</text:span><text:span text:style-name="_39_02"> </text:span><text:span text:style-name="_32_689">o</text:span><text:span text:style-name="_32_41">f</text:span><text:span text:style-name="_39_03"> </text:span><text:span text:style-name="_32_689">v</text:span><text:span text:style-name="_34_45">o</text:span><text:span text:style-name="_31_357">i</text:span><text:span text:style-name="_32_281">c</text:span><text:span text:style-name="_37_69">e</text:span><text:span text:style-name="_39_03"> </text:span><text:span text:style-name="_32_293">m</text:span><text:span text:style-name="_33_37">a</text:span><text:span text:style-name="_31_345">y</text:span><text:span text:style-name="_31_803"> </text:span><text:span text:style-name="_34_81">n</text:span><text:span text:style-name="_31_321">o</text:span><text:span text:style-name="_32_581">t</text:span><text:span text:style-name="_32_"> </text:span><text:span text:style-name="_31_573">h</text:span><text:span text:style-name="_32_605">e</text:span><text:span text:style-name="_37_09">l</text:span><text:span text:style-name="_31_417">p</text:span><text:span text:style-name="_31_802"> </text:span><text:span text:style-name="_36_61">t</text:span><text:span text:style-name="_31_213">h</text:span><text:span text:style-name="_32_605">e</text:span><text:span text:style-name="_32_"> </text:span><text:span text:style-name="_31_321">i</text:span><text:span text:style-name="_32_461">n</text:span><text:span text:style-name="_33_37">t</text:span><text:span text:style-name="_31_429">e</text:span><text:span text:style-name="_32_077">r</text:span><text:span text:style-name="_37_81">r</text:span><text:span text:style-name="_31_489">o</text:span><text:span text:style-name="_32_605">g</text:span><text:span text:style-name="_36_25">a</text:span><text:span text:style-name="_31_597">t</text:span><text:span text:style-name="_32_569">o</text:span><text:span text:style-name="_38_77">r</text:span><text:span text:style-name="_39_03"> </text:span><text:span text:style-name="_32_041">t</text:span><text:span text:style-name="_34_93">h</text:span><text:span text:style-name="_31_669">e</text:span><text:span text:style-name="_31_803"> </text:span><text:span text:style-name="_34_09">a</text:span><text:span text:style-name="_31_573">n</text:span><text:span text:style-name="_32_461">s</text:span><text:span text:style-name="_34_21">w</text:span><text:span text:style-name="_31_573">e</text:span><text:span text:style-name="_32_029">r</text:span><text:span text:style-name="_33_13">s</text:span><text:span text:style-name="_39_03"> </text:span><text:span text:style-name="_32_461">s</text:span><text:span text:style-name="_35_29">h</text:span><text:span text:style-name="_31_537">o</text:span><text:span text:style-name="_32_245">u</text:span><text:span text:style-name="_33_13">l</text:span><text:span text:style-name="_31_789">d</text:span><text:span text:style-name="_31_802"> </text:span><text:span text:style-name="_32_29">b</text:span><text:span text:style-name="_31_345">e</text:span><text:span text:style-name="_31_803"> </text:span><text:span text:style-name="_34_45">w</text:span><text:span text:style-name="_31_321">r</text:span><text:span text:style-name="_32_221">i</text:span><text:span text:style-name="_35_89">t</text:span><text:span text:style-name="_31_321">t</text:span><text:span text:style-name="_32_473">e</text:span><text:span text:style-name="_36_25">n</text:span><text:span text:style-name="_31_345">,</text:span><text:span text:style-name="_31_803"> </text:span><text:span text:style-name="_36_37">o</text:span><text:span text:style-name="_31_573">r</text:span><text:span text:style-name="_31_802"> </text:span><text:span text:style-name="_37_81">b</text:span><text:span text:style-name="_31_177">e</text:span><text:span text:style-name="_32_617">t</text:span><text:span text:style-name="_36_01">t</text:span><text:span text:style-name="_31_717">e</text:span><text:span text:style-name="_32_581">r</text:span><text:span text:style-name="_32_"> </text:span><text:span text:style-name="_31_597">s</text:span><text:span text:style-name="_32_569">t</text:span><text:span text:style-name="_36_37">i</text:span><text:span text:style-name="_31_573">l</text:span><text:span text:style-name="_32_113">l</text:span><text:span text:style-name="_34_93">,</text:span><text:span text:style-name="_39_03"> </text:span><text:span text:style-name="_32_221">t</text:span><text:span text:style-name="_38_53">y</text:span><text:span text:style-name="_31_597">p</text:span><text:span text:style-name="_32_617">e</text:span><text:span text:style-name="_38_05">w</text:span><text:span text:style-name="_31_309">r</text:span><text:span text:style-name="_32_221">i</text:span><text:span text:style-name="_36_73">t</text:span><text:span text:style-name="_31_129">t</text:span><text:span text:style-name="_32_029">e</text:span><text:span text:style-name="_38_53">n</text:span><text:span text:style-name="_31_129">.</text:span><text:span text:style-name="_31_803"> </text:span><text:span text:style-name="_32_77">T</text:span><text:span text:style-name="_31_717">h</text:span><text:span text:style-name="_32_137">e</text:span><text:span text:style-name="_32_"> </text:span><text:span text:style-name="_31_165">i</text:span><text:span text:style-name="_32_113">d</text:span><text:span text:style-name="_32_41">e</text:span><text:span text:style-name="_31_705">a</text:span><text:span text:style-name="_32_641">l</text:span><text:span text:style-name="_33_"> </text:span><text:span text:style-name="_31_141">a</text:span><text:span text:style-name="_32_401">r</text:span><text:span text:style-name="_38_41">r</text:span><text:span text:style-name="_31_777">a</text:span><text:span text:style-name="_32_293">n</text:span><text:span text:style-name="_32_77">g</text:span><text:span text:style-name="_31_177">e</text:span><text:span text:style-name="_32_149">m</text:span><text:span text:style-name="_36_73">e</text:span><text:span text:style-name="_31_705">n</text:span><text:span text:style-name="_32_581">t</text:span><text:span text:style-name="_33_"> </text:span><text:span text:style-name="_31_177">i</text:span><text:span text:style-name="_32_425">s</text:span><text:span text:style-name="_32_"> </text:span><text:span text:style-name="_31_141">t</text:span><text:span text:style-name="_32_653">o</text:span><text:span text:style-name="_33_"> </text:span><text:span text:style-name="_31_177">h</text:span><text:span text:style-name="_32_473">a</text:span><text:span text:style-name="_35_89">v</text:span><text:span text:style-name="_31_357">e</text:span><text:span text:style-name="_31_802"> </text:span><text:span text:style-name="_38_77">a</text:span><text:span text:style-name="_39_02"> </text:span><text:span text:style-name="_32_437">t</text:span><text:span text:style-name="_32_29">e</text:span><text:span text:style-name="_31_789">l</text:span><text:span text:style-name="_32_641">e</text:span><text:span text:style-name="_37_81">p</text:span><text:span text:style-name="_31_489">r</text:span><text:span text:style-name="_32_329">i</text:span><text:span text:style-name="_33_37">n</text:span><text:span text:style-name="_31_213">t</text:span><text:span text:style-name="_32_293">e</text:span><text:span text:style-name="_38_89">r</text:span><text:span text:style-name="_39_02"> </text:span><text:span text:style-name="_32_257">c</text:span><text:span text:style-name="_38_17">o</text:span><text:span text:style-name="_31_345">m</text:span><text:span text:style-name="_32_293">m</text:span><text:span text:style-name="_36_01">u</text:span><text:span text:style-name="_31_321">n</text:span><text:span text:style-name="_32_101">i</text:span><text:span text:style-name="_32_41">c</text:span><text:span text:style-name="_31_417">a</text:span><text:span text:style-name="_32_077">t</text:span><text:span text:style-name="_34_81">i</text:span><text:span text:style-name="_31_753">n</text:span><text:span text:style-name="_32_029">g</text:span><text:span text:style-name="_32_"> </text:span><text:span text:style-name="_31_129">b</text:span><text:span text:style-name="_32_401">e</text:span><text:span text:style-name="_34_45">t</text:span><text:span text:style-name="_31_129">w</text:span><text:span text:style-name="_32_245">e</text:span><text:span text:style-name="_34_81">e</text:span><text:span text:style-name="_31_321">n</text:span><text:span text:style-name="_31_803"> </text:span><text:span text:style-name="_38_77">t</text:span><text:span text:style-name="_31_489">h</text:span><text:span text:style-name="_32_437">e</text:span><text:span text:style-name="_32_"> </text:span><text:span text:style-name="_31_357">t</text:span><text:span text:style-name="_32_689">w</text:span><text:span text:style-name="_37_81">o</text:span><text:span text:style-name="_39_03"> </text:span><text:span text:style-name="_32_137">r</text:span><text:span text:style-name="_38_17">o</text:span><text:span text:style-name="_31_489">o</text:span><text:span text:style-name="_32_425">m</text:span><text:span text:style-name="_36_61">s</text:span><text:span text:style-name="_31_777">.</text:span><text:span text:style-name="_31_802"> </text:span><text:span text:style-name="_38_17">A</text:span><text:span text:style-name="_31_249">l</text:span><text:span text:style-name="_32_509">t</text:span><text:span text:style-name="_33_49">e</text:span><text:span text:style-name="_31_393">r</text:span><text:span text:style-name="_32_113">n</text:span><text:span text:style-name="_38_17">a</text:span><text:span text:style-name="_31_705">t</text:span><text:span text:style-name="_32_137">i</text:span><text:span text:style-name="_32_29">v</text:span><text:span text:style-name="_31_345">e</text:span><text:span text:style-name="_32_149">l</text:span><text:span text:style-name="_35_89">y</text:span><text:span text:style-name="_39_03"> </text:span><text:span text:style-name="_32_209">t</text:span><text:span text:style-name="_36_61">h</text:span><text:span text:style-name="_31_345">e</text:span><text:span text:style-name="_31_802"> </text:span><text:span text:style-name="_36_01">q</text:span><text:span text:style-name="_31_141">u</text:span><text:span text:style-name="_32_437">e</text:span><text:span text:style-name="_37_81">s</text:span><text:span text:style-name="_31_561">t</text:span><text:span text:style-name="_32_113">i</text:span><text:span text:style-name="_36_73">o</text:span><text:span text:style-name="_31_321">n</text:span><text:span text:style-name="_31_802"> </text:span><text:span text:style-name="_34_09">a</text:span><text:span text:style-name="_31_201">n</text:span><text:span text:style-name="_32_209">d</text:span><text:span text:style-name="_32_"> </text:span><text:span text:style-name="_31_489">a</text:span><text:span text:style-name="_32_689">n</text:span><text:span text:style-name="_37_81">s</text:span><text:span text:style-name="_31_789">w</text:span><text:span text:style-name="_32_617">e</text:span><text:span text:style-name="_36_97">r</text:span><text:span text:style-name="_31_501">s</text:span><text:span text:style-name="_31_803"> </text:span><text:span text:style-name="_36_97">c</text:span><text:span text:style-name="_31_597">a</text:span><text:span text:style-name="_32_029">n</text:span><text:span text:style-name="_32_"> </text:span><text:span text:style-name="_31_525">b</text:span><text:span text:style-name="_32_641">e</text:span><text:span text:style-name="_32_"> </text:span><text:span text:style-name="_31_717">r</text:span><text:span text:style-name="_32_281">e</text:span><text:span text:style-name="_35_29">p</text:span><text:span text:style-name="_31_429">e</text:span><text:span text:style-name="_32_077">a</text:span><text:span text:style-name="_32_41">t</text:span><text:span text:style-name="_31_501">e</text:span><text:span text:style-name="_32_605">d</text:span><text:span text:style-name="_33_"> </text:span><text:span text:style-name="_31_597">b</text:span><text:span text:style-name="_32_281">y</text:span><text:span text:style-name="_32_"> </text:span><text:span text:style-name="_31_597">a</text:span><text:span text:style-name="_32_257">n</text:span><text:span text:style-name="_32_"> </text:span><text:span text:style-name="_31_777">i</text:span><text:span text:style-name="_32_389">n</text:span><text:span text:style-name="_34_57">t</text:span><text:span text:style-name="_31_429">e</text:span><text:span text:style-name="_32_509">r</text:span><text:span text:style-name="_35_89">m</text:span><text:span text:style-name="_31_357">e</text:span><text:span text:style-name="_32_281">d</text:span><text:span text:style-name="_32_29">i</text:span><text:span text:style-name="_31_525">a</text:span><text:span text:style-name="_32_329">r</text:span><text:span text:style-name="_37_81">y</text:span><text:span text:style-name="_31_357">.</text:span><text:span text:style-name="_31_802"> </text:span><text:span text:style-name="_34_57">T</text:span><text:span text:style-name="_31_573">h</text:span><text:span text:style-name="_32_221">e</text:span><text:span text:style-name="_32_"> </text:span><text:span text:style-name="_31_525">o</text:span><text:span text:style-name="_32_653">b</text:span><text:span text:style-name="_34_09">j</text:span><text:span text:style-name="_31_417">e</text:span><text:span text:style-name="_32_509">c</text:span><text:span text:style-name="_34_21">t</text:span><text:span text:style-name="_39_03"> </text:span><text:span text:style-name="_32_617">o</text:span><text:span text:style-name="_37_69">f</text:span><text:span text:style-name="_39_02"> </text:span><text:span text:style-name="_32_149">t</text:span><text:span text:style-name="_37_81">h</text:span><text:span text:style-name="_31_357">e</text:span><text:span text:style-name="_31_802"> </text:span><text:span text:style-name="_36_01">g</text:span><text:span text:style-name="_31_501">a</text:span><text:span text:style-name="_32_641">m</text:span><text:span text:style-name="_36_01">e</text:span><text:span text:style-name="_39_02"> </text:span><text:span text:style-name="_32_641">f</text:span><text:span text:style-name="_38_05">o</text:span><text:span text:style-name="_31_309">r</text:span><text:span text:style-name="_31_803"> </text:span><text:span text:style-name="_32_65">t</text:span><text:span text:style-name="_31_741">h</text:span><text:span text:style-name="_32_497">e</text:span><text:span text:style-name="_33_"> </text:span><text:span text:style-name="_31_129">t</text:span><text:span text:style-name="_32_113">h</text:span><text:span text:style-name="_38_89">i</text:span><text:span text:style-name="_31_501">r</text:span><text:span text:style-name="_32_581">d</text:span><text:span text:style-name="_33_"> </text:span><text:span text:style-name="_31_357">p</text:span><text:span text:style-name="_32_389">l</text:span><text:span text:style-name="_37_81">a</text:span><text:span text:style-name="_31_381">y</text:span><text:span text:style-name="_32_437">e</text:span><text:span text:style-name="_34_57">r</text:span><text:span text:style-name="_39_03"> </text:span><text:span text:style-name="_32_137">(</text:span><text:span text:style-name="_34_93">B</text:span><text:span text:style-name="_31_789">)</text:span><text:span text:style-name="_31_802"> </text:span><text:span text:style-name="_32_77">i</text:span><text:span text:style-name="_31_777">s</text:span><text:span text:style-name="_31_802"> </text:span><text:span text:style-name="_34_93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9:30:51.40</meta:creation-date>
    <dc:title>Haathi</dc:title>
    <meta:editing-duration>PT1M18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4T19:32:09.58</dc:date>
    <meta:template xlink:type="simple" xlink:actuate="onRequest" xlink:title="Haathi" xlink:href="file:///C:/Users/kwa/AppData/Roaming/OpenOffice/4/user/template/Haathi.ott" meta:date="2016-02-24T19:30:50.96"/>
  </office:meta>
</office:document-meta>
</file>